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4.A" style:family="table-column">
      <style:table-column-properties style:column-width="3.207cm" style:rel-column-width="12361*"/>
    </style:style>
    <style:style style:name="Table4.B" style:family="table-column">
      <style:table-column-properties style:column-width="6.897cm" style:rel-column-width="26586*"/>
    </style:style>
    <style:style style:name="Table4.C" style:family="table-column">
      <style:table-column-properties style:column-width="6.897cm" style:rel-column-width="26588*"/>
    </style:style>
    <style:style style:name="Table4.1" style:family="table-row">
      <style:table-row-properties fo:keep-together="auto"/>
    </style:style>
    <style:style style:name="Table4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4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4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C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C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3.207cm" style:rel-column-width="12361*"/>
    </style:style>
    <style:style style:name="Table1.B" style:family="table-column">
      <style:table-column-properties style:column-width="6.897cm" style:rel-column-width="26586*"/>
    </style:style>
    <style:style style:name="Table1.C" style:family="table-column">
      <style:table-column-properties style:column-width="6.897cm" style:rel-column-width="26588*"/>
    </style:style>
    <style:style style:name="Table1.1" style:family="table-row">
      <style:table-row-properties fo:keep-together="auto"/>
    </style:style>
    <style:style style:name="Table1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C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7.A" style:family="table-column">
      <style:table-column-properties style:column-width="3.207cm" style:rel-column-width="12361*"/>
    </style:style>
    <style:style style:name="Table7.B" style:family="table-column">
      <style:table-column-properties style:column-width="6.897cm" style:rel-column-width="26586*"/>
    </style:style>
    <style:style style:name="Table7.C" style:family="table-column">
      <style:table-column-properties style:column-width="6.897cm" style:rel-column-width="26588*"/>
    </style:style>
    <style:style style:name="Table7.1" style:family="table-row">
      <style:table-row-properties fo:keep-together="auto"/>
    </style:style>
    <style:style style:name="Table7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7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7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7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7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7.C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3.207cm" style:rel-column-width="12361*"/>
    </style:style>
    <style:style style:name="Table2.B" style:family="table-column">
      <style:table-column-properties style:column-width="6.897cm" style:rel-column-width="26586*"/>
    </style:style>
    <style:style style:name="Table2.C" style:family="table-column">
      <style:table-column-properties style:column-width="6.897cm" style:rel-column-width="26588*"/>
    </style:style>
    <style:style style:name="Table2.1" style:family="table-row">
      <style:table-row-properties fo:keep-together="auto"/>
    </style:style>
    <style:style style:name="Table2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2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C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5.A" style:family="table-column">
      <style:table-column-properties style:column-width="3.207cm" style:rel-column-width="12361*"/>
    </style:style>
    <style:style style:name="Table5.B" style:family="table-column">
      <style:table-column-properties style:column-width="6.897cm" style:rel-column-width="26586*"/>
    </style:style>
    <style:style style:name="Table5.C" style:family="table-column">
      <style:table-column-properties style:column-width="6.897cm" style:rel-column-width="26588*"/>
    </style:style>
    <style:style style:name="Table5.1" style:family="table-row">
      <style:table-row-properties fo:keep-together="auto"/>
    </style:style>
    <style:style style:name="Table5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5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5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C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6.A" style:family="table-column">
      <style:table-column-properties style:column-width="3.207cm" style:rel-column-width="12361*"/>
    </style:style>
    <style:style style:name="Table6.B" style:family="table-column">
      <style:table-column-properties style:column-width="6.897cm" style:rel-column-width="26586*"/>
    </style:style>
    <style:style style:name="Table6.C" style:family="table-column">
      <style:table-column-properties style:column-width="6.897cm" style:rel-column-width="26588*"/>
    </style:style>
    <style:style style:name="Table6.1" style:family="table-row">
      <style:table-row-properties fo:keep-together="auto"/>
    </style:style>
    <style:style style:name="Table6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6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6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6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6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6.C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3.207cm" style:rel-column-width="12361*"/>
    </style:style>
    <style:style style:name="Table3.B" style:family="table-column">
      <style:table-column-properties style:column-width="11.703cm" style:rel-column-width="45115*"/>
    </style:style>
    <style:style style:name="Table3.C" style:family="table-column">
      <style:table-column-properties style:column-width="2.09cm" style:rel-column-width="8059*"/>
    </style:style>
    <style:style style:name="Table3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B1" style:family="table-cell">
      <style:table-cell-properties style:vertical-align="" fo:background-color="#ffffff" fo:padding="0.097cm" fo:border="0.05pt solid #000000" style:writing-mode="page">
        <style:background-image/>
      </style:table-cell-properties>
    </style:style>
    <style:style style:name="Table3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1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1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1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1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1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1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2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2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2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2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2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2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2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2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8.A" style:family="table-column">
      <style:table-column-properties style:column-width="3.207cm" style:rel-column-width="12361*"/>
    </style:style>
    <style:style style:name="Table8.B" style:family="table-column">
      <style:table-column-properties style:column-width="6.897cm" style:rel-column-width="26586*"/>
    </style:style>
    <style:style style:name="Table8.C" style:family="table-column">
      <style:table-column-properties style:column-width="6.897cm" style:rel-column-width="26588*"/>
    </style:style>
    <style:style style:name="Table8.1" style:family="table-row">
      <style:table-row-properties fo:keep-together="auto"/>
    </style:style>
    <style:style style:name="Table8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8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8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C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9.A" style:family="table-column">
      <style:table-column-properties style:column-width="3.207cm" style:rel-column-width="12361*"/>
    </style:style>
    <style:style style:name="Table9.B" style:family="table-column">
      <style:table-column-properties style:column-width="6.897cm" style:rel-column-width="26586*"/>
    </style:style>
    <style:style style:name="Table9.C" style:family="table-column">
      <style:table-column-properties style:column-width="6.897cm" style:rel-column-width="26588*"/>
    </style:style>
    <style:style style:name="Table9.1" style:family="table-row">
      <style:table-row-properties fo:keep-together="auto"/>
    </style:style>
    <style:style style:name="Table9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9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9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C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0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0.A" style:family="table-column">
      <style:table-column-properties style:column-width="3.207cm" style:rel-column-width="12361*"/>
    </style:style>
    <style:style style:name="Table10.B" style:family="table-column">
      <style:table-column-properties style:column-width="6.897cm" style:rel-column-width="26586*"/>
    </style:style>
    <style:style style:name="Table10.C" style:family="table-column">
      <style:table-column-properties style:column-width="6.897cm" style:rel-column-width="26588*"/>
    </style:style>
    <style:style style:name="Table10.1" style:family="table-row">
      <style:table-row-properties fo:keep-together="auto"/>
    </style:style>
    <style:style style:name="Table10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0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0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0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0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0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0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0.C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0.B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0.C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0.B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0.C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0.B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0.C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1.A" style:family="table-column">
      <style:table-column-properties style:column-width="3.207cm" style:rel-column-width="12361*"/>
    </style:style>
    <style:style style:name="Table11.B" style:family="table-column">
      <style:table-column-properties style:column-width="6.897cm" style:rel-column-width="26586*"/>
    </style:style>
    <style:style style:name="Table11.C" style:family="table-column">
      <style:table-column-properties style:column-width="6.897cm" style:rel-column-width="26588*"/>
    </style:style>
    <style:style style:name="Table11.1" style:family="table-row">
      <style:table-row-properties fo:keep-together="auto"/>
    </style:style>
    <style:style style:name="Table11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1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1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1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1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1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1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1.C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1.B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1.C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1.B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1.C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1.B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1.C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2.A" style:family="table-column">
      <style:table-column-properties style:column-width="3.207cm" style:rel-column-width="12361*"/>
    </style:style>
    <style:style style:name="Table12.B" style:family="table-column">
      <style:table-column-properties style:column-width="6.897cm" style:rel-column-width="26586*"/>
    </style:style>
    <style:style style:name="Table12.C" style:family="table-column">
      <style:table-column-properties style:column-width="6.897cm" style:rel-column-width="26588*"/>
    </style:style>
    <style:style style:name="Table12.1" style:family="table-row">
      <style:table-row-properties fo:keep-together="auto"/>
    </style:style>
    <style:style style:name="Table12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2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2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2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2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2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2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2.C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2.B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2.C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2.B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2.C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2.B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2.C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3.207cm" style:rel-column-width="12361*"/>
    </style:style>
    <style:style style:name="Table13.B" style:family="table-column">
      <style:table-column-properties style:column-width="6.897cm" style:rel-column-width="26586*"/>
    </style:style>
    <style:style style:name="Table13.C" style:family="table-column">
      <style:table-column-properties style:column-width="6.897cm" style:rel-column-width="26588*"/>
    </style:style>
    <style:style style:name="Table13.1" style:family="table-row">
      <style:table-row-properties fo:keep-together="auto"/>
    </style:style>
    <style:style style:name="Table13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3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3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3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3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3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3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3.C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3.B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3.C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3.B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3.C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3.B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3.C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4.A" style:family="table-column">
      <style:table-column-properties style:column-width="3.207cm" style:rel-column-width="12361*"/>
    </style:style>
    <style:style style:name="Table14.B" style:family="table-column">
      <style:table-column-properties style:column-width="11.703cm" style:rel-column-width="45115*"/>
    </style:style>
    <style:style style:name="Table14.C" style:family="table-column">
      <style:table-column-properties style:column-width="2.09cm" style:rel-column-width="8059*"/>
    </style:style>
    <style:style style:name="Table14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4.B1" style:family="table-cell">
      <style:table-cell-properties style:vertical-align="" fo:background-color="#ffffff" fo:padding="0.097cm" fo:border="0.05pt solid #000000" style:writing-mode="page">
        <style:background-image/>
      </style:table-cell-properties>
    </style:style>
    <style:style style:name="Table14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1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1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1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1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1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1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1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1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1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1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1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1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1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1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1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1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2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2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2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2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2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2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2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2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2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2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2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2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2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2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2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2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2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2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2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3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3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3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3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3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3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3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3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3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3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3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36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3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37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3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38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3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39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3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40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4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41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4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4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4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43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4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44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4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4.B45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4.C4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ext_20_body">
      <style:paragraph-properties>
        <style:tab-stops/>
      </style:paragraph-properties>
      <style:text-properties style:font-name="Ubuntu" officeooo:rsid="0097ab86" officeooo:paragraph-rsid="0092858c"/>
    </style:style>
    <style:style style:name="P2" style:family="paragraph" style:parent-style-name="Text_20_body">
      <style:text-properties style:font-name="Ubuntu" officeooo:rsid="0094a399" officeooo:paragraph-rsid="0092858c"/>
    </style:style>
    <style:style style:name="P3" style:family="paragraph" style:parent-style-name="Text_20_body">
      <style:text-properties style:font-name="Ubuntu" fo:font-weight="bold" officeooo:rsid="0094a399" officeooo:paragraph-rsid="0092858c" style:font-weight-asian="bold" style:font-weight-complex="bold"/>
    </style:style>
    <style:style style:name="P4" style:family="paragraph" style:parent-style-name="Text_20_body">
      <style:text-properties style:font-name="Ubuntu" officeooo:rsid="0096aa3c" officeooo:paragraph-rsid="0092858c"/>
    </style:style>
    <style:style style:name="P5" style:family="paragraph" style:parent-style-name="Text_20_body">
      <style:text-properties style:font-name="Ubuntu" officeooo:rsid="00952a9c" officeooo:paragraph-rsid="00952a9c"/>
    </style:style>
    <style:style style:name="P6" style:family="paragraph" style:parent-style-name="Text_20_body">
      <style:text-properties style:font-name="Ubuntu" officeooo:rsid="00952a9c" officeooo:paragraph-rsid="009fe52d"/>
    </style:style>
    <style:style style:name="P7" style:family="paragraph" style:parent-style-name="Text_20_body">
      <style:text-properties officeooo:paragraph-rsid="00952a9c"/>
    </style:style>
    <style:style style:name="P8" style:family="paragraph" style:parent-style-name="Text_20_body">
      <style:text-properties officeooo:paragraph-rsid="009fe52d"/>
    </style:style>
    <style:style style:name="P9" style:family="paragraph" style:parent-style-name="Standard">
      <style:text-properties officeooo:paragraph-rsid="009b81ef"/>
    </style:style>
    <style:style style:name="P10" style:family="paragraph" style:parent-style-name="Standard">
      <style:text-properties officeooo:rsid="009ca274" officeooo:paragraph-rsid="009ca274"/>
    </style:style>
    <style:style style:name="P11" style:family="paragraph" style:parent-style-name="Standard">
      <style:text-properties officeooo:rsid="009ca274" officeooo:paragraph-rsid="009fe52d"/>
    </style:style>
    <style:style style:name="P12" style:family="paragraph" style:parent-style-name="Standard">
      <style:text-properties officeooo:paragraph-rsid="009db504"/>
    </style:style>
    <style:style style:name="P13" style:family="paragraph" style:parent-style-name="Standard">
      <style:text-properties officeooo:paragraph-rsid="009eaf98"/>
    </style:style>
    <style:style style:name="P14" style:family="paragraph" style:parent-style-name="Standard">
      <style:text-properties officeooo:paragraph-rsid="009fe52d"/>
    </style:style>
    <style:style style:name="P15" style:family="paragraph" style:parent-style-name="Standard">
      <style:paragraph-properties fo:break-before="page"/>
      <style:text-properties officeooo:paragraph-rsid="009b81ef"/>
    </style:style>
    <style:style style:name="P16" style:family="paragraph" style:parent-style-name="Standard" style:master-page-name="">
      <style:paragraph-properties style:page-number="auto" fo:break-before="page"/>
      <style:text-properties officeooo:paragraph-rsid="009eaf98"/>
    </style:style>
    <style:style style:name="P17" style:family="paragraph" style:parent-style-name="Standard" style:master-page-name="">
      <style:paragraph-properties style:page-number="auto" fo:break-before="page"/>
      <style:text-properties officeooo:paragraph-rsid="009fe52d"/>
    </style:style>
    <style:style style:name="P18" style:family="paragraph" style:parent-style-name="Text_20_body" style:master-page-name="">
      <style:paragraph-properties fo:text-align="start" style:justify-single-word="false" style:page-number="auto" fo:break-before="auto" fo:break-after="auto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64fef" officeooo:paragraph-rsid="009b81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Text_20_body" style:master-page-name="">
      <style:paragraph-properties fo:text-align="start" style:justify-single-word="false" style:page-number="auto" fo:break-before="auto" fo:break-after="auto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64fef" officeooo:paragraph-rsid="009fe52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Text_20_body" style:master-page-name="">
      <style:paragraph-properties fo:text-align="start" style:justify-single-word="false" style:page-number="auto" fo:break-before="auto" fo:break-after="auto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eaf98" officeooo:paragraph-rsid="009eaf9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Text_20_body" style:master-page-name="">
      <style:paragraph-properties fo:text-align="start" style:justify-single-word="false" style:page-number="auto" fo:break-before="auto" fo:break-after="auto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eaf98" officeooo:paragraph-rsid="009fe52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Text_20_body" style:master-page-name="">
      <style:paragraph-properties style:page-number="auto" fo:break-before="auto" fo:break-after="auto"/>
      <style:text-properties officeooo:paragraph-rsid="00952a9c"/>
    </style:style>
    <style:style style:name="P23" style:family="paragraph" style:parent-style-name="Text_20_body" style:master-page-name="">
      <style:paragraph-properties style:page-number="auto" fo:break-before="auto" fo:break-after="auto"/>
      <style:text-properties officeooo:paragraph-rsid="009fe52d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officeooo:paragraph-rsid="00974c23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officeooo:paragraph-rsid="009fe52d"/>
    </style:style>
    <style:style style:name="P26" style:family="paragraph" style:parent-style-name="Text_20_body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54d25" officeooo:paragraph-rsid="009b81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Text_20_body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54d25" officeooo:paragraph-rsid="009fe52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" style:family="paragraph" style:parent-style-name="Text_20_body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b81ef" officeooo:paragraph-rsid="009b81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" style:family="paragraph" style:parent-style-name="Text_20_body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b81ef" officeooo:paragraph-rsid="009fe52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Text_20_body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432828" officeooo:paragraph-rsid="009b81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Text_20_body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432828" officeooo:paragraph-rsid="009fe52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2" style:family="paragraph" style:parent-style-name="Text_20_body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64fef" officeooo:paragraph-rsid="009b81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3" style:family="paragraph" style:parent-style-name="Text_20_body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64fef" officeooo:paragraph-rsid="009fe52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4" style:family="paragraph" style:parent-style-name="Text_20_body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74c23" officeooo:paragraph-rsid="009b81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5" style:family="paragraph" style:parent-style-name="Text_20_body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74c23" officeooo:paragraph-rsid="009fe52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b81ef" officeooo:paragraph-rsid="009ca27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54d25" officeooo:paragraph-rsid="00974c2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54d25" officeooo:paragraph-rsid="009fe52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876ff" officeooo:paragraph-rsid="009b81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876ff" officeooo:paragraph-rsid="00a1c50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74c23" officeooo:paragraph-rsid="00974c23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74c23" officeooo:paragraph-rsid="009b81ef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74c23" officeooo:paragraph-rsid="009db504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74c23" officeooo:paragraph-rsid="009eaf98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74c23" officeooo:paragraph-rsid="009fe52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af75f" officeooo:paragraph-rsid="009af75f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af75f" officeooo:paragraph-rsid="009b81ef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af75f" officeooo:paragraph-rsid="009db504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af75f" officeooo:paragraph-rsid="009eaf98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af75f" officeooo:paragraph-rsid="009fe52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b81ef" officeooo:paragraph-rsid="009b81ef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b81ef" officeooo:paragraph-rsid="009fe52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ca274" officeooo:paragraph-rsid="009ca274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9ca274" officeooo:paragraph-rsid="009fe52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a1c500" officeooo:paragraph-rsid="00a1c500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style:font-name="Ubuntu" fo:font-size="11pt" officeooo:rsid="009876ff" officeooo:paragraph-rsid="009db504" style:font-size-asian="11pt" style:font-size-complex="11pt"/>
    </style:style>
    <style:style style:name="P57" style:family="paragraph" style:parent-style-name="Table_20_Contents">
      <style:paragraph-properties fo:text-align="start" style:justify-single-word="false"/>
      <style:text-properties style:font-name="Ubuntu" fo:font-size="11pt" officeooo:rsid="009876ff" officeooo:paragraph-rsid="009eaf98" style:font-size-asian="11pt" style:font-size-complex="11pt"/>
    </style:style>
    <style:style style:name="P58" style:family="paragraph" style:parent-style-name="Table_20_Contents">
      <style:paragraph-properties fo:text-align="start" style:justify-single-word="false"/>
      <style:text-properties style:font-name="Ubuntu" fo:font-size="11pt" officeooo:rsid="009876ff" officeooo:paragraph-rsid="009fe52d" style:font-size-asian="11pt" style:font-size-complex="11pt"/>
    </style:style>
    <style:style style:name="P59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af75f" officeooo:paragraph-rsid="009b81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af75f" officeooo:paragraph-rsid="009db50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af75f" officeooo:paragraph-rsid="009eaf9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ca274" officeooo:paragraph-rsid="009ca27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1c500" officeooo:paragraph-rsid="00a1c50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68cd3" officeooo:paragraph-rsid="00a68cd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73e0f" officeooo:paragraph-rsid="00a73e0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74c23" officeooo:paragraph-rsid="009b81ef" fo:background-color="#99cc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 fo:background-color="#99cc66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74c23" officeooo:paragraph-rsid="009fe52d" fo:background-color="#99cc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74c23" officeooo:paragraph-rsid="009b81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74c23" officeooo:paragraph-rsid="009fe52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b81ef" officeooo:paragraph-rsid="009b81e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b81ef" officeooo:paragraph-rsid="009eaf9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ca274" officeooo:paragraph-rsid="009ca27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9ca274" officeooo:paragraph-rsid="009eaf9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1c500" officeooo:paragraph-rsid="00a1c50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a1c500" officeooo:paragraph-rsid="00a2b0e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6" style:family="paragraph" style:parent-style-name="Text_20_body" style:list-style-name="L1">
      <style:text-properties officeooo:paragraph-rsid="0092858c"/>
    </style:style>
    <style:style style:name="P77" style:family="paragraph" style:parent-style-name="Text_20_body" style:list-style-name="L1">
      <style:text-properties officeooo:paragraph-rsid="00974c23"/>
    </style:style>
    <style:style style:name="P78" style:family="paragraph" style:parent-style-name="Text_20_body" style:list-style-name="L1">
      <style:text-properties style:font-name="Ubuntu" fo:font-weight="bold" officeooo:rsid="0094a399" officeooo:paragraph-rsid="0092858c" style:font-weight-asian="bold" style:font-weight-complex="bold"/>
    </style:style>
    <style:style style:name="P79" style:family="paragraph" style:parent-style-name="Text_20_body" style:list-style-name="L2">
      <style:text-properties style:font-name="Ubuntu" officeooo:rsid="0097ab86" officeooo:paragraph-rsid="0092858c"/>
    </style:style>
    <style:style style:name="P80" style:family="paragraph" style:parent-style-name="Text_20_body" style:list-style-name="L2">
      <style:paragraph-properties>
        <style:tab-stops/>
      </style:paragraph-properties>
      <style:text-properties style:font-name="Ubuntu" officeooo:rsid="0097ab86" officeooo:paragraph-rsid="0092858c"/>
    </style:style>
    <style:style style:name="P81" style:family="paragraph" style:parent-style-name="Text_20_body" style:list-style-name="L1" style:master-page-name="">
      <style:paragraph-properties style:page-number="auto" fo:break-before="auto" fo:break-after="auto"/>
      <style:text-properties style:font-name="Ubuntu" fo:font-weight="bold" officeooo:rsid="00964fef" officeooo:paragraph-rsid="00974c23" style:font-weight-asian="bold" style:font-weight-complex="bold"/>
    </style:style>
    <style:style style:name="P82" style:family="paragraph" style:parent-style-name="Text_20_body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432828" officeooo:paragraph-rsid="009fe52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3" style:family="paragraph" style:parent-style-name="Heading_20_2">
      <style:text-properties officeooo:rsid="0094a399" officeooo:paragraph-rsid="0092858c"/>
    </style:style>
    <style:style style:name="P84" style:family="paragraph" style:parent-style-name="Heading_20_2">
      <style:paragraph-properties fo:break-before="page"/>
      <style:text-properties officeooo:rsid="00952a9c" officeooo:paragraph-rsid="00952a9c"/>
    </style:style>
    <style:style style:name="P85" style:family="paragraph" style:parent-style-name="Heading_20_2">
      <style:paragraph-properties fo:break-before="page"/>
      <style:text-properties officeooo:rsid="00952a9c" officeooo:paragraph-rsid="009fe52d"/>
    </style:style>
    <style:style style:name="T1" style:family="text">
      <style:text-properties fo:color="#ff6600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ff6600" fo:font-style="normal" style:font-style-asian="normal" style:font-style-complex="normal"/>
    </style:style>
    <style:style style:name="T3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4328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964f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974c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officeooo:rsid="004328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officeooo:rsid="00964f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officeooo:rsid="00974c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Ubuntu" fo:font-style="normal" fo:text-shadow="none" style:text-underline-style="none" fo:font-weight="normal" officeooo:rsid="0097ab86" style:font-style-asian="normal" style:font-weight-asian="normal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9db504" style:font-style-asian="normal" style:font-weight-asian="normal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9eaf98" style:font-style-asian="normal" style:font-weight-asian="normal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97ab86" style:font-style-asian="normal" style:font-weight-asian="normal" style:font-style-complex="normal" style:font-weight-complex="normal" style:text-overline-style="none" style:text-overline-color="font-color"/>
    </style:style>
    <style:style style:name="T15" style:family="text">
      <style:text-properties style:font-name="Ubuntu"/>
    </style:style>
    <style:style style:name="T16" style:family="text">
      <style:text-properties style:font-name="Ubuntu" officeooo:rsid="0097ab86"/>
    </style:style>
    <style:style style:name="T17" style:family="text">
      <style:text-properties style:font-name="Ubuntu" fo:font-weight="bold" officeooo:rsid="00964fef" style:font-weight-asian="bold" style:font-weight-complex="bold"/>
    </style:style>
    <style:style style:name="T18" style:family="text">
      <style:text-properties style:font-name="Ubuntu" fo:font-weight="bold" officeooo:rsid="0094a399" style:font-weight-asian="bold" style:font-weight-complex="bold"/>
    </style:style>
    <style:style style:name="T19" style:family="text">
      <style:text-properties style:font-name="Ubuntu" fo:font-weight="bold" officeooo:rsid="0096aa3c" style:font-weight-asian="bold" style:font-weight-complex="bold"/>
    </style:style>
    <style:style style:name="T20" style:family="text">
      <style:text-properties style:font-name="Ubuntu" fo:font-weight="normal" officeooo:rsid="0094a399" style:font-weight-asian="normal" style:font-weight-complex="normal"/>
    </style:style>
    <style:style style:name="T21" style:family="text">
      <style:text-properties style:font-name="Ubuntu" officeooo:rsid="00952a9c"/>
    </style:style>
    <style:style style:name="T22" style:family="text">
      <style:text-properties style:font-name="Ubuntu" officeooo:rsid="00954d25"/>
    </style:style>
    <style:style style:name="T23" style:family="text">
      <style:text-properties style:font-name="Ubuntu" officeooo:rsid="009adfbd"/>
    </style:style>
    <style:style style:name="T24" style:family="text">
      <style:text-properties style:font-name="Ubuntu" officeooo:rsid="009fe52d"/>
    </style:style>
    <style:style style:name="T25" style:family="text">
      <style:text-properties officeooo:rsid="00964fef"/>
    </style:style>
    <style:style style:name="T26" style:family="text">
      <style:text-properties officeooo:rsid="0097ab86"/>
    </style:style>
    <style:style style:name="T27" style:family="text">
      <style:text-properties officeooo:rsid="00974c23"/>
    </style:style>
    <style:style style:name="T28" style:family="text">
      <style:text-properties officeooo:rsid="00432828"/>
    </style:style>
    <style:style style:name="T29" style:family="text">
      <style:text-properties fo:language="en" fo:country="US" officeooo:rsid="00432828"/>
    </style:style>
    <style:style style:name="T30" style:family="text">
      <style:text-properties fo:language="en" fo:country="US" officeooo:rsid="00964fef"/>
    </style:style>
    <style:style style:name="T31" style:family="text">
      <style:text-properties fo:language="en" fo:country="US" officeooo:rsid="00974c23"/>
    </style:style>
    <style:style style:name="T32" style:family="text">
      <style:text-properties officeooo:rsid="009876ff"/>
    </style:style>
    <style:style style:name="T33" style:family="text">
      <style:text-properties officeooo:rsid="009af75f"/>
    </style:style>
    <style:style style:name="T34" style:family="text">
      <style:text-properties officeooo:rsid="009db504"/>
    </style:style>
    <style:style style:name="T35" style:family="text">
      <style:text-properties officeooo:rsid="009eaf98"/>
    </style:style>
    <style:style style:name="T36" style:family="text">
      <style:text-properties officeooo:rsid="00a1184b"/>
    </style:style>
    <style:style style:name="T37" style:family="text">
      <style:text-properties officeooo:rsid="00a1c500"/>
    </style:style>
    <style:style style:name="T38" style:family="text">
      <style:text-properties officeooo:rsid="00a2b0e7"/>
    </style:style>
    <style:style style:name="T39" style:family="text">
      <style:text-properties officeooo:rsid="00a932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0100" number:language="es" number:country="ES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3" text:outline-level="2">2.1. Prueba de contenido</text:h>
      <text:p text:style-name="P2">Se evalúa el diseño del contenido buscando errores de tipo:</text:p>
      <text:list xml:id="list4122239229168629117" text:style-name="L1">
        <text:list-item>
          <text:p text:style-name="P78"><text:span text:style-name="T25">a. </text:span>Sintáctico</text:p>
        </text:list-item>
      </text:list>
      <text:p text:style-name="P3"><text:span text:style-name="T3">En este grupo se encuentran errores de estructura de las oraciones, faltas de ortografía, vocabulario, puntuación y gramática.<text:line-break/>Estos se pueden tratar con ayuda de un corrector ortográfico.</text:span><text:span text:style-name="T1"> </text:span><text:span text:style-name="T2">Cita: </text:span><text:a xlink:type="simple" xlink:href="http://lenguaje.com/herramientas/ortografo.html">http://lenguaje.com/herramientas/ortografo.html</text:a><text:span text:style-name="T2"><text:line-break/></text:span></text:p>
      <text:list xml:id="list75333483187481" text:continue-numbering="true" text:style-name="L1">
        <text:list-item>
          <text:p text:style-name="P76"><text:span text:style-name="T17">b. </text:span><text:span text:style-name="T18">Semántic</text:span><text:span text:style-name="T19">o</text:span></text:p>
          <text:p text:style-name="P77"><text:span text:style-name="T20">Los errores se producen por falta de sentido en las oraciones, inconsistencias, incorreciones e ambigüedades.<text:line-break/>La manera de tratar este tipo de errores podría ser mediante la formulación de las siguientes preguntas:<text:line-break/><text:tab/>- </text:span><text:span text:style-name="T4">¿La información es realmente precisa?<text:line-break/><text:tab/>- ¿La información es concisa y puntual?<text:line-break/><text:tab/>- </text:span><text:span text:style-name="T5">¿La disposición del contenido es fácil de comprender para el usuario?<text:line-break/><text:tab/>- ¿</text:span><text:span text:style-name="T4">La información </text:span><text:span text:style-name="T5">situada dentro de un</text:span><text:span text:style-name="T4"> objeto de contenido puede encontrarse con facilidad?<text:line-break/><text:tab/>- ¿Se proporcionaron referencias adecuadas para toda la información derivada de otras fuentes?<text:line-break/><text:tab/></text:span><text:span text:style-name="T6">¿La información presentada es consistente con la información presentada en otros objetos de contenido?</text:span><text:span text:style-name="T4"><text:line-break/><text:tab/>¿El contenido </text:span><text:span text:style-name="T6">no </text:span><text:span text:style-name="T4">es ofensivo, confuso o abre la puerta a demandas?<text:line-break/><text:tab/>¿El contenido </text:span><text:span text:style-name="T6">no </text:span><text:span text:style-name="T4">infringe derechos de autor o nombres comerciales existentes?<text:line-break/><text:tab/>¿El contenido incluye vínculos internos que complementan</text:span><text:span text:style-name="T7"> el contenido existente? ¿Los vínculos son correctos?<text:line-break/><text:tab/>¿El estilo estético del contenido </text:span><text:span text:style-name="T9">no </text:span><text:span text:style-name="T7">entra en confl</text:span><text:span text:style-name="T8">i</text:span><text:span text:style-name="T7">cto con el estilo estético de la interfaz?<text:line-break/></text:span></text:p>
        </text:list-item>
        <text:list-item>
          <text:p text:style-name="P81">c. De organización o estructura de contenido</text:p>
        </text:list-item>
      </text:list>
      <text:p text:style-name="P4">El error consiste en que los objetos existentes dentro del contenido no se corresponden con los que dicen ser. Por ejemplo, el objeto x muestra la foto del objeto y.</text:p>
      <text:p text:style-name="P4">Para identificarlos se debe revisar detenidamente la página.</text:p>
      <text:p text:style-name="P4"/>
      <text:p text:style-name="P4">En nuestro caso, nuestra plataforma web se encuentra conectada a una base de datos generando objetos de contenido dinámico creados en tiempo real, por lo que se deben hacer pruebas ejecutables para descubrir errores de contenido rastreables derivados de <text:soft-page-break/>las consultas realizadas. Por tanto, se hará una prueba de cada consulta cliente-servidor a la base de datos <text:span text:style-name="T26">que deberán cumplir que:</text:span></text:p>
      <text:list xml:id="list1129164287818587425" text:style-name="L2">
        <text:list-item>
          <text:p text:style-name="P79">La información pasada entre cliente y servidor es válida.</text:p>
        </text:list-item>
        <text:list-item>
          <text:p text:style-name="P79">Se formatean correctamente los datos recogidos del usuario.</text:p>
        </text:list-item>
        <text:list-item>
          <text:p text:style-name="P80">Se formatean correctamente los datos mostrados al usuario.</text:p>
        </text:list-item>
      </text:list>
      <text:p text:style-name="P1"/>
      <text:p text:style-name="P1"/>
      <text:h text:style-name="P84" text:outline-level="2"><text:span text:style-name="T16">2.</text:span><text:span text:style-name="T15">1.1. Pruebas incremento 1</text:span></text:h>
      <text:p text:style-name="P7"/>
      <text:p text:style-name="P22"><text:span text:style-name="T21">Se evaluará </text:span><text:span text:style-name="T23">cada</text:span><text:span text:style-name="T21"> tipo de err</text:span><text:span text:style-name="T22">or </text:span><text:span text:style-name="T23">por página</text:span><text:span text:style-name="T22">:</text:span>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float" office:value="0">
            <text:p text:style-name="P41">P-001</text:p>
          </table:table-cell>
          <table:table-cell table:style-name="Table4.B1" table:number-columns-spanned="2" office:value-type="float" office:value="0">
            <text:p text:style-name="P37">Se comprueba que no existen errores sintácticos <text:s/>en los textos de la página con ayuda de un corrector ortográfico.</text:p>
          </table:table-cell>
          <table:covered-table-cell/>
        </table:table-row>
        <table:table-row>
          <table:table-cell table:style-name="Table4.A2" office:value-type="float" office:value="0">
            <text:p text:style-name="P41">Tipo de error</text:p>
          </table:table-cell>
          <table:table-cell table:style-name="Table4.B2" table:number-columns-spanned="2" office:value-type="string">
            <text:p text:style-name="P37">Sintáctico</text:p>
          </table:table-cell>
          <table:covered-table-cell/>
        </table:table-row>
        <table:table-row>
          <table:table-cell table:style-name="Table4.A2" table:number-rows-spanned="3" office:value-type="float" office:value="0">
            <text:p text:style-name="P46">Evaluación <text:span text:style-name="T33">por página</text:span></text:p>
          </table:table-cell>
          <table:table-cell table:style-name="Table4.B5" office:value-type="string">
            <text:p text:style-name="P70">inicio.html</text:p>
          </table:table-cell>
          <table:table-cell table:style-name="Table4.C5" office:value-type="string">
            <text:p text:style-name="P59">Correcta</text:p>
          </table:table-cell>
        </table:table-row>
        <table:table-row>
          <table:covered-table-cell/>
          <table:table-cell table:style-name="Table4.B5" office:value-type="string">
            <text:p text:style-name="P70">pacientesResultados.html</text:p>
          </table:table-cell>
          <table:table-cell table:style-name="Table4.C5" office:value-type="string">
            <text:p text:style-name="P59">Correcta</text:p>
          </table:table-cell>
        </table:table-row>
        <table:table-row>
          <table:covered-table-cell/>
          <table:table-cell table:style-name="Table4.B5" office:value-type="string">
            <text:p text:style-name="P72">cuestionarioPacientes.html</text:p>
          </table:table-cell>
          <table:table-cell table:style-name="Table4.C5" office:value-type="string">
            <text:p text:style-name="P62">Correcta</text:p>
          </table:table-cell>
        </table:table-row>
      </table:table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float" office:value="0">
            <text:p text:style-name="P41">P-002</text:p>
          </table:table-cell>
          <table:table-cell table:style-name="Table1.B1" table:number-columns-spanned="2" office:value-type="float" office:value="0">
            <text:p text:style-name="P37">Se comprueba que no existen errores <text:span text:style-name="T27">semántico</text:span>s en los textos de la página <text:span text:style-name="T27">mediante la revisión y respuesta de las preguntas en cuestión.</text:span></text:p>
          </table:table-cell>
          <table:covered-table-cell/>
        </table:table-row>
        <table:table-row>
          <table:table-cell table:style-name="Table1.A2" office:value-type="float" office:value="0">
            <text:p text:style-name="P41">Tipo de error</text:p>
          </table:table-cell>
          <table:table-cell table:style-name="Table1.B2" table:number-columns-spanned="2" office:value-type="string">
            <text:p text:style-name="P37">S<text:span text:style-name="T27">emántico</text:span></text:p>
          </table:table-cell>
          <table:covered-table-cell/>
        </table:table-row>
        <table:table-row>
          <table:table-cell table:style-name="Table1.A2" table:number-rows-spanned="2" office:value-type="float" office:value="0">
            <text:p text:style-name="P46">Evaluación por página</text:p>
          </table:table-cell>
          <table:table-cell table:style-name="Table1.B3" office:value-type="string">
            <text:p text:style-name="P70">inicio.html</text:p>
          </table:table-cell>
          <table:table-cell table:style-name="Table1.C3" office:value-type="string">
            <text:p text:style-name="P59">Correcta</text:p>
          </table:table-cell>
        </table:table-row>
        <table:table-row>
          <table:covered-table-cell/>
          <table:table-cell table:style-name="Table1.B4" office:value-type="string">
            <text:p text:style-name="P70">pacientesResultados.html</text:p>
          </table:table-cell>
          <table:table-cell table:style-name="Table1.C4" office:value-type="string">
            <text:p text:style-name="P59">Correcta</text:p>
          </table:table-cell>
        </table:table-row>
      </table:table>
      <text:p text:style-name="P24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float" office:value="0">
            <text:p text:style-name="P42">P-00<text:span text:style-name="T32">3</text:span></text:p>
          </table:table-cell>
          <table:table-cell table:style-name="Table7.B1" table:number-columns-spanned="2" office:value-type="float" office:value="0">
            <text:p text:style-name="P39">Se comprueba que la estructura y contenido de los objetos existentes en la página es correcta mediante revisión manual.</text:p>
          </table:table-cell>
          <table:covered-table-cell/>
        </table:table-row>
        <table:table-row>
          <table:table-cell table:style-name="Table7.A2" office:value-type="float" office:value="0">
            <text:p text:style-name="P42">Tipo de error</text:p>
          </table:table-cell>
          <table:table-cell table:style-name="Table7.B2" table:number-columns-spanned="2" office:value-type="string">
            <text:p text:style-name="P18">De organización o estructura de contenido</text:p>
          </table:table-cell>
          <table:covered-table-cell/>
        </table:table-row>
        <table:table-row>
          <table:table-cell table:style-name="Table7.A2" table:number-rows-spanned="2" office:value-type="float" office:value="0">
            <text:p text:style-name="P46">Evaluación por página</text:p>
          </table:table-cell>
          <table:table-cell table:style-name="Table7.B3" office:value-type="string">
            <text:p text:style-name="P70">inicio.html</text:p>
          </table:table-cell>
          <table:table-cell table:style-name="Table7.C3" office:value-type="string">
            <text:p text:style-name="P59">Correcta</text:p>
          </table:table-cell>
        </table:table-row>
        <table:table-row>
          <table:covered-table-cell/>
          <table:table-cell table:style-name="Table7.B4" office:value-type="string">
            <text:p text:style-name="P70">pacientesResultados.html</text:p>
          </table:table-cell>
          <table:table-cell table:style-name="Table7.C4" office:value-type="string">
            <text:p text:style-name="P59">Correcta</text:p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float" office:value="0">
            <text:p text:style-name="P43">P-00<text:span text:style-name="T34">4</text:span></text:p>
          </table:table-cell>
          <table:table-cell table:style-name="Table2.B1" table:number-columns-spanned="2" office:value-type="float" office:value="0">
            <text:p text:style-name="P56"><text:span text:style-name="T11">Se comprueba que </text:span><text:span text:style-name="T12">el contenido obtenido de la base de datos cumple que </text:span><text:span text:style-name="T13">l</text:span><text:span text:style-name="T16">a información pasada entre cliente y servidor es válida.</text:span></text:p>
          </table:table-cell>
          <table:covered-table-cell/>
        </table:table-row>
        <table:table-row>
          <table:table-cell table:style-name="Table2.A2" office:value-type="float" office:value="0">
            <text:p text:style-name="P43">Tipo de error</text:p>
          </table:table-cell>
          <table:table-cell table:style-name="Table2.B2" table:number-columns-spanned="2" office:value-type="string">
            <text:p text:style-name="P20">Del contenido obtenido de la base de datos</text:p>
          </table:table-cell>
          <table:covered-table-cell/>
        </table:table-row>
        <table:table-row>
          <table:table-cell table:style-name="Table2.A2" table:number-rows-spanned="2" office:value-type="float" office:value="0">
            <text:p text:style-name="P48">Evaluación por página</text:p>
          </table:table-cell>
          <table:table-cell table:style-name="Table2.B3" office:value-type="string">
            <text:p text:style-name="P71">pacientesResultados.html</text:p>
          </table:table-cell>
          <table:table-cell table:style-name="Table2.C3" office:value-type="string">
            <text:p text:style-name="P60">Correcta</text:p>
          </table:table-cell>
        </table:table-row>
        <table:table-row>
          <table:covered-table-cell/>
          <table:table-cell table:style-name="Table2.B4" office:value-type="string">
            <text:p text:style-name="P73">cuestionarioPacientes.html</text:p>
          </table:table-cell>
          <table:table-cell table:style-name="Table2.C4" office:value-type="string">
            <text:p text:style-name="P60">Correcta</text:p>
          </table:table-cell>
        </table:table-row>
      </table:table>
      <text:p text:style-name="P12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float" office:value="0">
            <text:p text:style-name="P44">P-00<text:span text:style-name="T35">5</text:span></text:p>
          </table:table-cell>
          <table:table-cell table:style-name="Table5.B1" table:number-columns-spanned="2" office:value-type="float" office:value="0">
            <text:p text:style-name="P57"><text:span text:style-name="T11">Se comprueba que </text:span><text:span text:style-name="T12">el contenido obtenido de la base de datos cumple que </text:span><text:span text:style-name="T13">s</text:span><text:span text:style-name="T16">e formatean correctamente los datos recogidos del usuario.</text:span></text:p>
          </table:table-cell>
          <table:covered-table-cell/>
        </table:table-row>
        <table:table-row>
          <table:table-cell table:style-name="Table5.A2" office:value-type="float" office:value="0">
            <text:p text:style-name="P44">Tipo de error</text:p>
          </table:table-cell>
          <table:table-cell table:style-name="Table5.B2" table:number-columns-spanned="2" office:value-type="string">
            <text:p text:style-name="P20">Del contenido obtenido de la base de datos</text:p>
          </table:table-cell>
          <table:covered-table-cell/>
        </table:table-row>
        <table:table-row>
          <table:table-cell table:style-name="Table5.A2" table:number-rows-spanned="2" office:value-type="float" office:value="0">
            <text:p text:style-name="P49">Evaluación por página</text:p>
          </table:table-cell>
          <table:table-cell table:style-name="Table5.B3" office:value-type="string">
            <text:p text:style-name="P71">pacientesResultados.html</text:p>
          </table:table-cell>
          <table:table-cell table:style-name="Table5.C3" office:value-type="string">
            <text:p text:style-name="P61">Correcta</text:p>
          </table:table-cell>
        </table:table-row>
        <table:table-row>
          <table:covered-table-cell/>
          <table:table-cell table:style-name="Table5.B4" office:value-type="string">
            <text:p text:style-name="P73">cuestionarioPacientes.html</text:p>
          </table:table-cell>
          <table:table-cell table:style-name="Table5.C4" office:value-type="string">
            <text:p text:style-name="P61">Correcta</text:p>
          </table:table-cell>
        </table:table-row>
      </table:table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float" office:value="0">
            <text:p text:style-name="P44">P-00<text:span text:style-name="T35">6</text:span></text:p>
          </table:table-cell>
          <table:table-cell table:style-name="Table6.B1" table:number-columns-spanned="2" office:value-type="float" office:value="0">
            <text:p text:style-name="P57"><text:span text:style-name="T11">Se comprueba que </text:span><text:span text:style-name="T12">el contenido obtenido de la base de datos cumple que </text:span><text:span text:style-name="T13">s</text:span><text:span text:style-name="T10">e formatean correctamente los datos mostrados al usuario.</text:span></text:p>
          </table:table-cell>
          <table:covered-table-cell/>
        </table:table-row>
        <table:table-row>
          <table:table-cell table:style-name="Table6.A2" office:value-type="float" office:value="0">
            <text:p text:style-name="P44">Tipo de error</text:p>
          </table:table-cell>
          <table:table-cell table:style-name="Table6.B2" table:number-columns-spanned="2" office:value-type="string">
            <text:p text:style-name="P20">Del contenido obtenido de la base de datos</text:p>
          </table:table-cell>
          <table:covered-table-cell/>
        </table:table-row>
        <text:soft-page-break/>
        <table:table-row>
          <table:table-cell table:style-name="Table6.A2" table:number-rows-spanned="2" office:value-type="float" office:value="0">
            <text:p text:style-name="P49">Evaluación por página</text:p>
          </table:table-cell>
          <table:table-cell table:style-name="Table6.B3" office:value-type="string">
            <text:p text:style-name="P71">pacientesResultados.html</text:p>
          </table:table-cell>
          <table:table-cell table:style-name="Table6.C3" office:value-type="string">
            <text:p text:style-name="P61">Correcta</text:p>
          </table:table-cell>
        </table:table-row>
        <table:table-row>
          <table:covered-table-cell/>
          <table:table-cell table:style-name="Table6.B4" office:value-type="string">
            <text:p text:style-name="P73">cuestionarioPacientes.html</text:p>
          </table:table-cell>
          <table:table-cell table:style-name="Table6.C4" office:value-type="string">
            <text:p text:style-name="P61">Correcta</text:p>
          </table:table-cell>
        </table:table-row>
      </table:table>
      <text:p text:style-name="P13"/>
      <text:p text:style-name="P13"/>
      <text:p text:style-name="P16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float" office:value="0">
            <text:p text:style-name="P51">P-002</text:p>
          </table:table-cell>
          <table:table-cell table:style-name="Table3.B1" table:number-columns-spanned="2" office:value-type="string">
            <text:p text:style-name="P28">Anexo</text:p>
          </table:table-cell>
          <table:covered-table-cell/>
        </table:table-row>
        <table:table-row>
          <table:table-cell table:style-name="Table3.A2" office:value-type="float" office:value="0">
            <text:p text:style-name="P51">Página evaluada</text:p>
          </table:table-cell>
          <table:table-cell table:style-name="Table3.B2" table:number-columns-spanned="2" office:value-type="string">
            <text:p text:style-name="P28">inicio.html</text:p>
          </table:table-cell>
          <table:covered-table-cell/>
        </table:table-row>
        <table:table-row>
          <table:table-cell table:style-name="Table3.A2" table:number-rows-spanned="10" office:value-type="float" office:value="0">
            <text:p text:style-name="P47">Preguntas</text:p>
          </table:table-cell>
          <table:table-cell table:style-name="Table3.B3" office:value-type="string">
            <text:p text:style-name="P30">¿La información es realmente precisa?</text:p>
          </table:table-cell>
          <table:table-cell table:style-name="Table3.C3" office:value-type="string">
            <text:p text:style-name="P66">Sí</text:p>
          </table:table-cell>
        </table:table-row>
        <table:table-row>
          <table:covered-table-cell/>
          <table:table-cell table:style-name="Table3.B11" office:value-type="string">
            <text:p text:style-name="P30">¿La información es concisa y puntual?</text:p>
          </table:table-cell>
          <table:table-cell table:style-name="Table3.C11" office:value-type="string">
            <text:p text:style-name="P66">Sí</text:p>
          </table:table-cell>
        </table:table-row>
        <table:table-row>
          <table:covered-table-cell/>
          <table:table-cell table:style-name="Table3.B11" office:value-type="string">
            <text:p text:style-name="P32">¿La disposición del contenido es fácil de comprender para el usuario?</text:p>
          </table:table-cell>
          <table:table-cell table:style-name="Table3.C11" office:value-type="string">
            <text:p text:style-name="P66">Sí</text:p>
          </table:table-cell>
        </table:table-row>
        <table:table-row>
          <table:covered-table-cell/>
          <table:table-cell table:style-name="Table3.B11" office:value-type="string">
            <text:p text:style-name="P32">¿La información situada dentro de un objeto de contenido puede encontrarse con facilidad?</text:p>
          </table:table-cell>
          <table:table-cell table:style-name="Table3.C11" office:value-type="string">
            <text:p text:style-name="P66">Sí</text:p>
          </table:table-cell>
        </table:table-row>
        <table:table-row>
          <table:covered-table-cell/>
          <table:table-cell table:style-name="Table3.B11" office:value-type="string">
            <text:p text:style-name="P30">¿Se proporcionaron referencias adecuadas para toda la información derivada de otras fuentes?</text:p>
          </table:table-cell>
          <table:table-cell table:style-name="Table3.C11" office:value-type="string">
            <text:p text:style-name="P68">No aplica</text:p>
          </table:table-cell>
        </table:table-row>
        <table:table-row>
          <table:covered-table-cell/>
          <table:table-cell table:style-name="Table3.B11" office:value-type="string">
            <text:p text:style-name="P34">¿La información presentada es consistente con la información presentada en otros objetos de contenido?</text:p>
          </table:table-cell>
          <table:table-cell table:style-name="Table3.C11" office:value-type="string">
            <text:p text:style-name="P66">Sí</text:p>
          </table:table-cell>
        </table:table-row>
        <table:table-row>
          <table:covered-table-cell/>
          <table:table-cell table:style-name="Table3.B11" office:value-type="string">
            <text:p text:style-name="P30">¿El contenido no es ofensivo, confuso o abre la puerta a demandas?</text:p>
          </table:table-cell>
          <table:table-cell table:style-name="Table3.C11" office:value-type="string">
            <text:p text:style-name="P66">Sí</text:p>
          </table:table-cell>
        </table:table-row>
        <table:table-row>
          <table:covered-table-cell/>
          <table:table-cell table:style-name="Table3.B11" office:value-type="string">
            <text:p text:style-name="P30">¿El contenido no infringe derechos de autor o nombres comerciales existentes?</text:p>
          </table:table-cell>
          <table:table-cell table:style-name="Table3.C11" office:value-type="string">
            <text:p text:style-name="P66">Sí</text:p>
          </table:table-cell>
        </table:table-row>
        <table:table-row>
          <table:covered-table-cell/>
          <table:table-cell table:style-name="Table3.B11" office:value-type="string">
            <text:p text:style-name="P26"><text:span text:style-name="T28">¿El contenido incluye vínculos internos que complementan</text:span><text:span text:style-name="T29"> el contenido existente? ¿Los vínculos son correctos?</text:span></text:p>
          </table:table-cell>
          <table:table-cell table:style-name="Table3.C11" office:value-type="string">
            <text:p text:style-name="P68">No aplica</text:p>
          </table:table-cell>
        </table:table-row>
        <table:table-row>
          <table:covered-table-cell/>
          <table:table-cell table:style-name="Table3.B22" office:value-type="string">
            <text:p text:style-name="P26"><text:span text:style-name="T29">¿El estilo estético del contenido </text:span><text:span text:style-name="T31">no </text:span><text:span text:style-name="T29">entra en confl</text:span><text:span text:style-name="T30">i</text:span><text:span text:style-name="T29">cto con el estilo estético de la interfaz?</text:span></text:p>
          </table:table-cell>
          <table:table-cell table:style-name="Table3.C22" office:value-type="string">
            <text:p text:style-name="P66">Sí</text:p>
          </table:table-cell>
        </table:table-row>
        <table:table-row>
          <table:table-cell table:style-name="Table3.A2" office:value-type="float" office:value="0">
            <text:p text:style-name="P53">Página evaluada</text:p>
          </table:table-cell>
          <table:table-cell table:style-name="Table3.B13" table:number-columns-spanned="2" office:value-type="string">
            <text:p text:style-name="P36">pacientesResultados.html</text:p>
          </table:table-cell>
          <table:covered-table-cell/>
        </table:table-row>
        <table:table-row>
          <table:table-cell table:style-name="Table3.A2" table:number-rows-spanned="10" office:value-type="float" office:value="0">
            <text:p text:style-name="P47">Preguntas</text:p>
          </table:table-cell>
          <table:table-cell table:style-name="Table3.B22" office:value-type="string">
            <text:p text:style-name="P30">¿La información es realmente precisa?</text:p>
          </table:table-cell>
          <table:table-cell table:style-name="Table3.C22" office:value-type="string">
            <text:p text:style-name="P66">Sí</text:p>
          </table:table-cell>
        </table:table-row>
        <table:table-row>
          <table:covered-table-cell/>
          <table:table-cell table:style-name="Table3.B22" office:value-type="string">
            <text:p text:style-name="P30">¿La información es concisa y puntual?</text:p>
          </table:table-cell>
          <table:table-cell table:style-name="Table3.C22" office:value-type="string">
            <text:p text:style-name="P66">Sí</text:p>
          </table:table-cell>
        </table:table-row>
        <table:table-row>
          <table:covered-table-cell/>
          <table:table-cell table:style-name="Table3.B22" office:value-type="string">
            <text:p text:style-name="P32">¿La disposición del contenido es fácil de comprender para el usuario?</text:p>
          </table:table-cell>
          <table:table-cell table:style-name="Table3.C22" office:value-type="string">
            <text:p text:style-name="P66">Sí</text:p>
          </table:table-cell>
        </table:table-row>
        <table:table-row>
          <table:covered-table-cell/>
          <table:table-cell table:style-name="Table3.B22" office:value-type="string">
            <text:p text:style-name="P32">¿La información situada dentro de un objeto de contenido puede encontrarse con facilidad?</text:p>
          </table:table-cell>
          <table:table-cell table:style-name="Table3.C22" office:value-type="string">
            <text:p text:style-name="P66">Sí</text:p>
          </table:table-cell>
        </table:table-row>
        <table:table-row>
          <table:covered-table-cell/>
          <table:table-cell table:style-name="Table3.B22" office:value-type="string">
            <text:p text:style-name="P30">¿Se proporcionaron referencias adecuadas para toda la información derivada de otras fuentes?</text:p>
          </table:table-cell>
          <table:table-cell table:style-name="Table3.C22" office:value-type="string">
            <text:p text:style-name="P68">No aplica</text:p>
          </table:table-cell>
        </table:table-row>
        <table:table-row>
          <table:covered-table-cell/>
          <table:table-cell table:style-name="Table3.B22" office:value-type="string">
            <text:p text:style-name="P34">¿La información presentada es consistente con la información presentada en otros objetos de contenido?</text:p>
          </table:table-cell>
          <table:table-cell table:style-name="Table3.C22" office:value-type="string">
            <text:p text:style-name="P66">Sí</text:p>
          </table:table-cell>
        </table:table-row>
        <table:table-row>
          <table:covered-table-cell/>
          <table:table-cell table:style-name="Table3.B22" office:value-type="string">
            <text:p text:style-name="P30">¿El contenido no es ofensivo, confuso o abre la puerta a demandas?</text:p>
          </table:table-cell>
          <table:table-cell table:style-name="Table3.C22" office:value-type="string">
            <text:p text:style-name="P66">Sí</text:p>
          </table:table-cell>
        </table:table-row>
        <table:table-row>
          <table:covered-table-cell/>
          <table:table-cell table:style-name="Table3.B22" office:value-type="string">
            <text:p text:style-name="P26"><text:span text:style-name="T28">¿El contenido no infringe derechos de autor o nombres </text:span><text:soft-page-break/><text:span text:style-name="T28">comerciales existentes?</text:span></text:p>
          </table:table-cell>
          <table:table-cell table:style-name="Table3.C22" office:value-type="string">
            <text:p text:style-name="P66">Sí</text:p>
          </table:table-cell>
        </table:table-row>
        <table:table-row>
          <table:covered-table-cell/>
          <table:table-cell table:style-name="Table3.B22" office:value-type="string">
            <text:p text:style-name="P26"><text:span text:style-name="T28">¿El contenido incluye vínculos internos que complementan</text:span><text:span text:style-name="T29"> el contenido existente? ¿Los vínculos son correctos?</text:span></text:p>
          </table:table-cell>
          <table:table-cell table:style-name="Table3.C22" office:value-type="string">
            <text:p text:style-name="P66">Sí</text:p>
          </table:table-cell>
        </table:table-row>
        <table:table-row>
          <table:covered-table-cell/>
          <table:table-cell table:style-name="Table3.B23" office:value-type="string">
            <text:p text:style-name="P26"><text:span text:style-name="T29">¿El estilo estético del contenido </text:span><text:span text:style-name="T31">no </text:span><text:span text:style-name="T29">entra en confl</text:span><text:span text:style-name="T30">i</text:span><text:span text:style-name="T29">cto con el estilo estético de la interfaz?</text:span></text:p>
          </table:table-cell>
          <table:table-cell table:style-name="Table3.C23" office:value-type="string">
            <text:p text:style-name="P66">Sí</text:p>
          </table:table-cell>
        </table:table-row>
      </table:table>
      <text:p text:style-name="P10"/>
      <text:p text:style-name="P10"/>
      <text:h text:style-name="P85" text:outline-level="2"><text:span text:style-name="T16">2.</text:span><text:span text:style-name="T15">1.</text:span><text:span text:style-name="T24">2</text:span><text:span text:style-name="T15">. Pruebas incremento </text:span><text:span text:style-name="T24">2</text:span></text:h>
      <text:p text:style-name="P8"/>
      <text:p text:style-name="P23"><text:span text:style-name="T21">Se evaluará </text:span><text:span text:style-name="T23">cada</text:span><text:span text:style-name="T21"> tipo de err</text:span><text:span text:style-name="T22">or </text:span><text:span text:style-name="T23">por página</text:span><text:span text:style-name="T22">:</text:span></text:p>
      <text:p text:style-name="P6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float" office:value="0">
            <text:p text:style-name="P45">P-0<text:span text:style-name="T36">11</text:span></text:p>
          </table:table-cell>
          <table:table-cell table:style-name="Table8.B1" table:number-columns-spanned="2" office:value-type="float" office:value="0">
            <text:p text:style-name="P38">Se comprueba que no existen errores sintácticos <text:s/>en los textos de la página con ayuda de un corrector ortográfico.</text:p>
          </table:table-cell>
          <table:covered-table-cell/>
        </table:table-row>
        <table:table-row>
          <table:table-cell table:style-name="Table8.A2" office:value-type="float" office:value="0">
            <text:p text:style-name="P45">Tipo de error</text:p>
          </table:table-cell>
          <table:table-cell table:style-name="Table8.B2" table:number-columns-spanned="2" office:value-type="string">
            <text:p text:style-name="P38">Sintáctico</text:p>
          </table:table-cell>
          <table:covered-table-cell/>
        </table:table-row>
        <table:table-row>
          <table:table-cell table:style-name="Table8.A2" table:number-rows-spanned="5" office:value-type="float" office:value="0">
            <text:p text:style-name="P50">Evaluación por página</text:p>
          </table:table-cell>
          <table:table-cell table:style-name="Table8.B6" office:value-type="string">
            <text:p text:style-name="P74">pacientesModificar.html</text:p>
          </table:table-cell>
          <table:table-cell table:style-name="Table8.C6" office:value-type="string">
            <text:p text:style-name="P63">Correcto</text:p>
          </table:table-cell>
        </table:table-row>
        <table:table-row>
          <table:covered-table-cell/>
          <table:table-cell table:style-name="Table8.B6" office:value-type="string">
            <text:p text:style-name="P74">registroPacientes.html</text:p>
          </table:table-cell>
          <table:table-cell table:style-name="Table8.C6" office:value-type="string">
            <text:p text:style-name="P63">Correcto</text:p>
          </table:table-cell>
        </table:table-row>
        <table:table-row>
          <table:covered-table-cell/>
          <table:table-cell table:style-name="Table8.B6" office:value-type="string">
            <text:p text:style-name="P74">psicologoPerfil.html</text:p>
          </table:table-cell>
          <table:table-cell table:style-name="Table8.C6" office:value-type="string">
            <text:p text:style-name="P63">Correcto</text:p>
          </table:table-cell>
        </table:table-row>
        <table:table-row>
          <table:covered-table-cell/>
          <table:table-cell table:style-name="Table8.B6" office:value-type="string">
            <text:p text:style-name="P74">psicologosModificar.html</text:p>
          </table:table-cell>
          <table:table-cell table:style-name="Table8.C6" office:value-type="string">
            <text:p text:style-name="P63">Correcto</text:p>
          </table:table-cell>
        </table:table-row>
        <table:table-row>
          <table:covered-table-cell/>
          <table:table-cell table:style-name="Table8.B7" office:value-type="string">
            <text:p text:style-name="P74">registroPsicologo.html</text:p>
          </table:table-cell>
          <table:table-cell table:style-name="Table8.C7" office:value-type="string">
            <text:p text:style-name="P63">Correcto</text:p>
          </table:table-cell>
        </table:table-row>
      </table:table>
      <text:p text:style-name="P8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float" office:value="0">
            <text:p text:style-name="P45">P-0<text:span text:style-name="T36">12</text:span></text:p>
          </table:table-cell>
          <table:table-cell table:style-name="Table9.B1" table:number-columns-spanned="2" office:value-type="float" office:value="0">
            <text:p text:style-name="P38">Se comprueba que no existen errores <text:span text:style-name="T27">semántico</text:span>s en los textos de la página <text:span text:style-name="T27">mediante la revisión y respuesta de las preguntas en cuestión.</text:span></text:p>
          </table:table-cell>
          <table:covered-table-cell/>
        </table:table-row>
        <table:table-row>
          <table:table-cell table:style-name="Table9.A2" office:value-type="float" office:value="0">
            <text:p text:style-name="P45">Tipo de error</text:p>
          </table:table-cell>
          <table:table-cell table:style-name="Table9.B2" table:number-columns-spanned="2" office:value-type="string">
            <text:p text:style-name="P38">S<text:span text:style-name="T27">emántico</text:span></text:p>
          </table:table-cell>
          <table:covered-table-cell/>
        </table:table-row>
        <table:table-row>
          <table:table-cell table:style-name="Table9.A2" table:number-rows-spanned="5" office:value-type="float" office:value="0">
            <text:p text:style-name="P50">Evaluación por página</text:p>
          </table:table-cell>
          <table:table-cell table:style-name="Table9.B3" office:value-type="string">
            <text:p text:style-name="P74">pacientesModificar.html</text:p>
          </table:table-cell>
          <table:table-cell table:style-name="Table9.C3" office:value-type="string">
            <text:p text:style-name="P63">Correcto</text:p>
          </table:table-cell>
        </table:table-row>
        <table:table-row>
          <table:covered-table-cell/>
          <table:table-cell table:style-name="Table9.B7" office:value-type="string">
            <text:p text:style-name="P74">registroPacientes.html</text:p>
          </table:table-cell>
          <table:table-cell table:style-name="Table9.C7" office:value-type="string">
            <text:p text:style-name="P63">Correcto</text:p>
          </table:table-cell>
        </table:table-row>
        <table:table-row>
          <table:covered-table-cell/>
          <table:table-cell table:style-name="Table9.B7" office:value-type="string">
            <text:p text:style-name="P74">psicologoPerfil.html</text:p>
          </table:table-cell>
          <table:table-cell table:style-name="Table9.C7" office:value-type="string">
            <text:p text:style-name="P63">Correcto</text:p>
          </table:table-cell>
        </table:table-row>
        <table:table-row>
          <table:covered-table-cell/>
          <table:table-cell table:style-name="Table9.B7" office:value-type="string">
            <text:p text:style-name="P74">psicologosModificar.html</text:p>
          </table:table-cell>
          <table:table-cell table:style-name="Table9.C7" office:value-type="string">
            <text:p text:style-name="P63">Correcto</text:p>
          </table:table-cell>
        </table:table-row>
        <table:table-row>
          <table:covered-table-cell/>
          <table:table-cell table:style-name="Table9.B7" office:value-type="string">
            <text:p text:style-name="P74">registroPsicologo.html</text:p>
          </table:table-cell>
          <table:table-cell table:style-name="Table9.C7" office:value-type="string">
            <text:p text:style-name="P63">Correcto</text:p>
          </table:table-cell>
        </table:table-row>
      </table:table>
      <text:p text:style-name="P25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float" office:value="0">
            <text:p text:style-name="P55">P-<text:span text:style-name="T39">013</text:span></text:p>
          </table:table-cell>
          <table:table-cell table:style-name="Table10.B1" table:number-columns-spanned="2" office:value-type="float" office:value="0">
            <text:p text:style-name="P40">Se comprueba que la estructura y contenido de los objetos existentes en la página es correcta mediante revisión manual.</text:p>
          </table:table-cell>
          <table:covered-table-cell/>
        </table:table-row>
        <table:table-row>
          <table:table-cell table:style-name="Table10.A2" office:value-type="float" office:value="0">
            <text:p text:style-name="P45">Tipo de error</text:p>
          </table:table-cell>
          <table:table-cell table:style-name="Table10.B2" table:number-columns-spanned="2" office:value-type="string">
            <text:p text:style-name="P19">De organización o estructura de contenido</text:p>
          </table:table-cell>
          <table:covered-table-cell/>
        </table:table-row>
        <table:table-row>
          <table:table-cell table:style-name="Table10.A2" table:number-rows-spanned="5" office:value-type="float" office:value="0">
            <text:p text:style-name="P50">Evaluación por página</text:p>
          </table:table-cell>
          <table:table-cell table:style-name="Table10.B3" office:value-type="string">
            <text:p text:style-name="P74">pacientesModificar.html</text:p>
          </table:table-cell>
          <table:table-cell table:style-name="Table10.C3" office:value-type="string">
            <text:p text:style-name="P63">Correcto</text:p>
          </table:table-cell>
        </table:table-row>
        <table:table-row>
          <table:covered-table-cell/>
          <table:table-cell table:style-name="Table10.B7" office:value-type="string">
            <text:p text:style-name="P74">registroPacientes.html</text:p>
          </table:table-cell>
          <table:table-cell table:style-name="Table10.C7" office:value-type="string">
            <text:p text:style-name="P63">Correcto</text:p>
          </table:table-cell>
        </table:table-row>
        <table:table-row>
          <table:covered-table-cell/>
          <table:table-cell table:style-name="Table10.B7" office:value-type="string">
            <text:p text:style-name="P74">psicologoPerfil.html</text:p>
          </table:table-cell>
          <table:table-cell table:style-name="Table10.C7" office:value-type="string">
            <text:p text:style-name="P63">Correcto</text:p>
          </table:table-cell>
        </table:table-row>
        <table:table-row>
          <table:covered-table-cell/>
          <table:table-cell table:style-name="Table10.B7" office:value-type="string">
            <text:p text:style-name="P74">psicologosModificar.html</text:p>
          </table:table-cell>
          <table:table-cell table:style-name="Table10.C7" office:value-type="string">
            <text:p text:style-name="P63">Correcto</text:p>
          </table:table-cell>
        </table:table-row>
        <table:table-row>
          <table:covered-table-cell/>
          <table:table-cell table:style-name="Table10.B7" office:value-type="string">
            <text:p text:style-name="P74">registroPsicologo.html</text:p>
          </table:table-cell>
          <table:table-cell table:style-name="Table10.C7" office:value-type="string">
            <text:p text:style-name="P63">Correcto</text:p>
          </table:table-cell>
        </table:table-row>
      </table:table>
      <text:p text:style-name="P14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float" office:value="0">
            <text:p text:style-name="P45">P-0<text:span text:style-name="T39">14</text:span></text:p>
          </table:table-cell>
          <table:table-cell table:style-name="Table11.B1" table:number-columns-spanned="2" office:value-type="float" office:value="0">
            <text:p text:style-name="P58"><text:span text:style-name="T11">Se comprueba que </text:span><text:span text:style-name="T12">el contenido obtenido de la base de datos cumple que </text:span><text:span text:style-name="T13">l</text:span><text:span text:style-name="T26">a información pasada entre cliente y servidor es válida.</text:span></text:p>
          </table:table-cell>
          <table:covered-table-cell/>
        </table:table-row>
        <table:table-row>
          <table:table-cell table:style-name="Table11.A2" office:value-type="float" office:value="0">
            <text:p text:style-name="P45">Tipo de error</text:p>
          </table:table-cell>
          <table:table-cell table:style-name="Table11.B2" table:number-columns-spanned="2" office:value-type="string">
            <text:p text:style-name="P21">Del contenido obtenido de la base de datos</text:p>
          </table:table-cell>
          <table:covered-table-cell/>
        </table:table-row>
        <table:table-row>
          <table:table-cell table:style-name="Table11.A2" table:number-rows-spanned="5" office:value-type="float" office:value="0">
            <text:p text:style-name="P50">Evaluación por página</text:p>
          </table:table-cell>
          <table:table-cell table:style-name="Table11.B3" office:value-type="string">
            <text:p text:style-name="P74">pacientesModificar.html</text:p>
          </table:table-cell>
          <table:table-cell table:style-name="Table11.C3" office:value-type="string">
            <text:p text:style-name="P63">Correcto</text:p>
          </table:table-cell>
        </table:table-row>
        <table:table-row>
          <table:covered-table-cell/>
          <table:table-cell table:style-name="Table11.B7" office:value-type="string">
            <text:p text:style-name="P74">registroPacientes.html</text:p>
          </table:table-cell>
          <table:table-cell table:style-name="Table11.C7" office:value-type="string">
            <text:p text:style-name="P63">Correcto</text:p>
          </table:table-cell>
        </table:table-row>
        <table:table-row>
          <table:covered-table-cell/>
          <table:table-cell table:style-name="Table11.B7" office:value-type="string">
            <text:p text:style-name="P74">psicologoPerfil.html</text:p>
          </table:table-cell>
          <table:table-cell table:style-name="Table11.C7" office:value-type="string">
            <text:p text:style-name="P63">Correcto</text:p>
          </table:table-cell>
        </table:table-row>
        <table:table-row>
          <table:covered-table-cell/>
          <table:table-cell table:style-name="Table11.B7" office:value-type="string">
            <text:p text:style-name="P74">psicologosModificar.html</text:p>
          </table:table-cell>
          <table:table-cell table:style-name="Table11.C7" office:value-type="string">
            <text:p text:style-name="P63">Correcto</text:p>
          </table:table-cell>
        </table:table-row>
        <table:table-row>
          <table:covered-table-cell/>
          <table:table-cell table:style-name="Table11.B7" office:value-type="string">
            <text:p text:style-name="P74">registroPsicologo.html</text:p>
          </table:table-cell>
          <table:table-cell table:style-name="Table11.C7" office:value-type="string">
            <text:p text:style-name="P63">Correcto</text:p>
          </table:table-cell>
        </table:table-row>
      </table:table>
      <text:p text:style-name="P14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float" office:value="0">
            <text:p text:style-name="P45">P-0<text:span text:style-name="T39">15</text:span></text:p>
          </table:table-cell>
          <table:table-cell table:style-name="Table12.B1" table:number-columns-spanned="2" office:value-type="float" office:value="0">
            <text:p text:style-name="P58"><text:span text:style-name="T11">Se comprueba que </text:span><text:span text:style-name="T12">el contenido obtenido de la base de datos cumple que </text:span><text:span text:style-name="T13">s</text:span><text:span text:style-name="T26">e formatean correctamente los datos recogidos del usuario.</text:span></text:p>
          </table:table-cell>
          <table:covered-table-cell/>
        </table:table-row>
        <table:table-row>
          <table:table-cell table:style-name="Table12.A2" office:value-type="float" office:value="0">
            <text:p text:style-name="P45">Tipo de error</text:p>
          </table:table-cell>
          <table:table-cell table:style-name="Table12.B2" table:number-columns-spanned="2" office:value-type="string">
            <text:p text:style-name="P21">Del contenido obtenido de la base de datos</text:p>
          </table:table-cell>
          <table:covered-table-cell/>
        </table:table-row>
        <table:table-row>
          <table:table-cell table:style-name="Table12.A2" table:number-rows-spanned="5" office:value-type="float" office:value="0">
            <text:p text:style-name="P50">Evaluación por página</text:p>
          </table:table-cell>
          <table:table-cell table:style-name="Table12.B3" office:value-type="string">
            <text:p text:style-name="P74">pacientesModificar.html</text:p>
          </table:table-cell>
          <table:table-cell table:style-name="Table12.C3" office:value-type="string">
            <text:p text:style-name="P64">Correcto</text:p>
          </table:table-cell>
        </table:table-row>
        <table:table-row>
          <table:covered-table-cell/>
          <table:table-cell table:style-name="Table12.B7" office:value-type="string">
            <text:p text:style-name="P74">registroPacientes.html</text:p>
          </table:table-cell>
          <table:table-cell table:style-name="Table12.C7" office:value-type="string">
            <text:p text:style-name="P64">Correcto</text:p>
          </table:table-cell>
        </table:table-row>
        <table:table-row>
          <table:covered-table-cell/>
          <table:table-cell table:style-name="Table12.B7" office:value-type="string">
            <text:p text:style-name="P74">psicologoPerfil.html</text:p>
          </table:table-cell>
          <table:table-cell table:style-name="Table12.C7" office:value-type="string">
            <text:p text:style-name="P64">Correcto</text:p>
          </table:table-cell>
        </table:table-row>
        <table:table-row>
          <table:covered-table-cell/>
          <table:table-cell table:style-name="Table12.B7" office:value-type="string">
            <text:p text:style-name="P74">psicologosModificar.html</text:p>
          </table:table-cell>
          <table:table-cell table:style-name="Table12.C7" office:value-type="string">
            <text:p text:style-name="P65">Correcto</text:p>
          </table:table-cell>
        </table:table-row>
        <table:table-row>
          <table:covered-table-cell/>
          <table:table-cell table:style-name="Table12.B7" office:value-type="string">
            <text:p text:style-name="P74">registroPsicologo.html</text:p>
          </table:table-cell>
          <table:table-cell table:style-name="Table12.C7" office:value-type="string">
            <text:p text:style-name="P65">Correcto</text:p>
          </table:table-cell>
        </table:table-row>
      </table:table>
      <text:p text:style-name="P14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float" office:value="0">
            <text:p text:style-name="P45">P-0<text:span text:style-name="T39">16</text:span></text:p>
          </table:table-cell>
          <table:table-cell table:style-name="Table13.B1" table:number-columns-spanned="2" office:value-type="float" office:value="0">
            <text:p text:style-name="P58"><text:span text:style-name="T11">Se comprueba que </text:span><text:span text:style-name="T12">el contenido obtenido de la base de datos cumple que </text:span><text:span text:style-name="T13">s</text:span><text:span text:style-name="T14">e formatean correctamente los datos mostrados al usuario.</text:span></text:p>
          </table:table-cell>
          <table:covered-table-cell/>
        </table:table-row>
        <table:table-row>
          <table:table-cell table:style-name="Table13.A2" office:value-type="float" office:value="0">
            <text:p text:style-name="P45">Tipo de error</text:p>
          </table:table-cell>
          <table:table-cell table:style-name="Table13.B2" table:number-columns-spanned="2" office:value-type="string">
            <text:p text:style-name="P21">Del contenido obtenido de la base de datos</text:p>
          </table:table-cell>
          <table:covered-table-cell/>
        </table:table-row>
        <table:table-row>
          <table:table-cell table:style-name="Table13.A2" table:number-rows-spanned="5" office:value-type="float" office:value="0">
            <text:p text:style-name="P50">Evaluación por página</text:p>
          </table:table-cell>
          <table:table-cell table:style-name="Table13.B3" office:value-type="string">
            <text:p text:style-name="P74">pacientesModificar.html</text:p>
          </table:table-cell>
          <table:table-cell table:style-name="Table13.C3" office:value-type="string">
            <text:p text:style-name="P64">Correcto</text:p>
          </table:table-cell>
        </table:table-row>
        <table:table-row>
          <table:covered-table-cell/>
          <table:table-cell table:style-name="Table13.B7" office:value-type="string">
            <text:p text:style-name="P74">registroPacientes.html</text:p>
          </table:table-cell>
          <table:table-cell table:style-name="Table13.C7" office:value-type="string">
            <text:p text:style-name="P64">Correcto</text:p>
          </table:table-cell>
        </table:table-row>
        <table:table-row>
          <table:covered-table-cell/>
          <table:table-cell table:style-name="Table13.B7" office:value-type="string">
            <text:p text:style-name="P74">psicologoPerfil.html</text:p>
          </table:table-cell>
          <table:table-cell table:style-name="Table13.C7" office:value-type="string">
            <text:p text:style-name="P64">Correcto</text:p>
          </table:table-cell>
        </table:table-row>
        <table:table-row>
          <table:covered-table-cell/>
          <table:table-cell table:style-name="Table13.B7" office:value-type="string">
            <text:p text:style-name="P74">psicologosModificar.html</text:p>
          </table:table-cell>
          <table:table-cell table:style-name="Table13.C7" office:value-type="string">
            <text:p text:style-name="P65">Correcto</text:p>
          </table:table-cell>
        </table:table-row>
        <table:table-row>
          <table:covered-table-cell/>
          <table:table-cell table:style-name="Table13.B7" office:value-type="string">
            <text:p text:style-name="P74">registroPsicologo.html</text:p>
          </table:table-cell>
          <table:table-cell table:style-name="Table13.C7" office:value-type="string">
            <text:p text:style-name="P65">Correcto</text:p>
          </table:table-cell>
        </table:table-row>
      </table:table>
      <text:p text:style-name="P14"/>
      <text:p text:style-name="P14"/>
      <text:p text:style-name="P17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float" office:value="0">
            <text:p text:style-name="P52">P-0<text:span text:style-name="T37">12</text:span></text:p>
          </table:table-cell>
          <table:table-cell table:style-name="Table14.B1" table:number-columns-spanned="2" office:value-type="string">
            <text:p text:style-name="P29">Anexo</text:p>
          </table:table-cell>
          <table:covered-table-cell/>
        </table:table-row>
        <table:table-row>
          <table:table-cell table:style-name="Table14.A2" office:value-type="float" office:value="0">
            <text:p text:style-name="P52">Página evaluada</text:p>
          </table:table-cell>
          <table:table-cell table:style-name="Table14.B2" table:number-columns-spanned="2" office:value-type="string">
            <text:p text:style-name="P29"><text:span text:style-name="T37">pacientesModificar</text:span>.html</text:p>
          </table:table-cell>
          <table:covered-table-cell/>
        </table:table-row>
        <table:table-row>
          <table:table-cell table:style-name="Table14.A2" table:number-rows-spanned="10" office:value-type="float" office:value="0">
            <text:p text:style-name="P50">Preguntas</text:p>
          </table:table-cell>
          <table:table-cell table:style-name="Table14.B3" office:value-type="string">
            <text:p text:style-name="P31">¿La información es realmente precisa?</text:p>
          </table:table-cell>
          <table:table-cell table:style-name="Table14.C3" office:value-type="string">
            <text:p text:style-name="P67">Sí</text:p>
          </table:table-cell>
        </table:table-row>
        <table:table-row>
          <table:covered-table-cell/>
          <table:table-cell table:style-name="Table14.B11" office:value-type="string">
            <text:p text:style-name="P31">¿La información es concisa y puntual?</text:p>
          </table:table-cell>
          <table:table-cell table:style-name="Table14.C11" office:value-type="string">
            <text:p text:style-name="P67">Sí</text:p>
          </table:table-cell>
        </table:table-row>
        <table:table-row>
          <table:covered-table-cell/>
          <table:table-cell table:style-name="Table14.B11" office:value-type="string">
            <text:p text:style-name="P33">¿La disposición del contenido es fácil de comprender para el usuario?</text:p>
          </table:table-cell>
          <table:table-cell table:style-name="Table14.C11" office:value-type="string">
            <text:p text:style-name="P67">Sí</text:p>
          </table:table-cell>
        </table:table-row>
        <table:table-row>
          <table:covered-table-cell/>
          <table:table-cell table:style-name="Table14.B11" office:value-type="string">
            <text:p text:style-name="P33">¿La información situada dentro de un objeto de contenido puede encontrarse con facilidad?</text:p>
          </table:table-cell>
          <table:table-cell table:style-name="Table14.C11" office:value-type="string">
            <text:p text:style-name="P67">Sí</text:p>
          </table:table-cell>
        </table:table-row>
        <table:table-row>
          <table:covered-table-cell/>
          <table:table-cell table:style-name="Table14.B11" office:value-type="string">
            <text:p text:style-name="P31">¿Se proporcionaron referencias adecuadas para toda la información derivada de otras fuentes?</text:p>
          </table:table-cell>
          <table:table-cell table:style-name="Table14.C11" office:value-type="string">
            <text:p text:style-name="P69">No aplica</text:p>
          </table:table-cell>
        </table:table-row>
        <table:table-row>
          <table:covered-table-cell/>
          <table:table-cell table:style-name="Table14.B11" office:value-type="string">
            <text:p text:style-name="P35">¿La información presentada es consistente con la información presentada en otros objetos de contenido?</text:p>
          </table:table-cell>
          <table:table-cell table:style-name="Table14.C11" office:value-type="string">
            <text:p text:style-name="P67">Sí</text:p>
          </table:table-cell>
        </table:table-row>
        <table:table-row>
          <table:covered-table-cell/>
          <table:table-cell table:style-name="Table14.B11" office:value-type="string">
            <text:p text:style-name="P31">¿El contenido no es ofensivo, confuso o abre la puerta a demandas?</text:p>
          </table:table-cell>
          <table:table-cell table:style-name="Table14.C11" office:value-type="string">
            <text:p text:style-name="P67">Sí</text:p>
          </table:table-cell>
        </table:table-row>
        <table:table-row>
          <table:covered-table-cell/>
          <table:table-cell table:style-name="Table14.B11" office:value-type="string">
            <text:p text:style-name="P31">¿El contenido no infringe derechos de autor o nombres comerciales existentes?</text:p>
          </table:table-cell>
          <table:table-cell table:style-name="Table14.C11" office:value-type="string">
            <text:p text:style-name="P67">Sí</text:p>
          </table:table-cell>
        </table:table-row>
        <table:table-row>
          <table:covered-table-cell/>
          <table:table-cell table:style-name="Table14.B11" office:value-type="string">
            <text:p text:style-name="P27"><text:span text:style-name="T28">¿El contenido incluye vínculos internos que complementan</text:span><text:span text:style-name="T29"> el contenido existente? ¿Los vínculos son correctos?</text:span></text:p>
          </table:table-cell>
          <table:table-cell table:style-name="Table14.C11" office:value-type="string">
            <text:p text:style-name="P69">No aplica</text:p>
          </table:table-cell>
        </table:table-row>
        <table:table-row>
          <table:covered-table-cell/>
          <table:table-cell table:style-name="Table14.B22" office:value-type="string">
            <text:p text:style-name="P27"><text:span text:style-name="T29">¿El estilo estético del contenido </text:span><text:span text:style-name="T31">no </text:span><text:span text:style-name="T29">entra en confl</text:span><text:span text:style-name="T30">i</text:span><text:span text:style-name="T29">cto con el estilo estético de la interfaz?</text:span></text:p>
          </table:table-cell>
          <table:table-cell table:style-name="Table14.C22" office:value-type="string">
            <text:p text:style-name="P67">Sí</text:p>
          </table:table-cell>
        </table:table-row>
        <table:table-row>
          <table:table-cell table:style-name="Table14.A2" office:value-type="float" office:value="0">
            <text:p text:style-name="P54">Página evaluada</text:p>
          </table:table-cell>
          <table:table-cell table:style-name="Table14.B13" table:number-columns-spanned="2" office:value-type="string">
            <text:p text:style-name="P74">registroPacientes.html</text:p>
          </table:table-cell>
          <table:covered-table-cell/>
        </table:table-row>
        <table:table-row>
          <table:table-cell table:style-name="Table14.A2" table:number-rows-spanned="10" office:value-type="float" office:value="0">
            <text:p text:style-name="P50">Preguntas</text:p>
          </table:table-cell>
          <table:table-cell table:style-name="Table14.B22" office:value-type="string">
            <text:p text:style-name="P31">¿La información es realmente precisa?</text:p>
          </table:table-cell>
          <table:table-cell table:style-name="Table14.C22" office:value-type="string">
            <text:p text:style-name="P67">Sí</text:p>
          </table:table-cell>
        </table:table-row>
        <table:table-row>
          <table:covered-table-cell/>
          <table:table-cell table:style-name="Table14.B22" office:value-type="string">
            <text:p text:style-name="P31">¿La información es concisa y puntual?</text:p>
          </table:table-cell>
          <table:table-cell table:style-name="Table14.C22" office:value-type="string">
            <text:p text:style-name="P67">Sí</text:p>
          </table:table-cell>
        </table:table-row>
        <table:table-row>
          <table:covered-table-cell/>
          <table:table-cell table:style-name="Table14.B22" office:value-type="string">
            <text:p text:style-name="P33">¿La disposición del contenido es fácil de comprender para el usuario?</text:p>
          </table:table-cell>
          <table:table-cell table:style-name="Table14.C22" office:value-type="string">
            <text:p text:style-name="P67">Sí</text:p>
          </table:table-cell>
        </table:table-row>
        <table:table-row>
          <table:covered-table-cell/>
          <table:table-cell table:style-name="Table14.B22" office:value-type="string">
            <text:p text:style-name="P33">¿La información situada dentro de un objeto de contenido puede encontrarse con facilidad?</text:p>
          </table:table-cell>
          <table:table-cell table:style-name="Table14.C22" office:value-type="string">
            <text:p text:style-name="P67">Sí</text:p>
          </table:table-cell>
        </table:table-row>
        <table:table-row>
          <table:covered-table-cell/>
          <table:table-cell table:style-name="Table14.B22" office:value-type="string">
            <text:p text:style-name="P31">¿Se proporcionaron referencias adecuadas para toda la información derivada de otras fuentes?</text:p>
          </table:table-cell>
          <table:table-cell table:style-name="Table14.C22" office:value-type="string">
            <text:p text:style-name="P69">No aplica</text:p>
          </table:table-cell>
        </table:table-row>
        <table:table-row>
          <table:covered-table-cell/>
          <table:table-cell table:style-name="Table14.B22" office:value-type="string">
            <text:p text:style-name="P35">¿La información presentada es consistente con la información presentada en otros objetos de contenido?</text:p>
          </table:table-cell>
          <table:table-cell table:style-name="Table14.C22" office:value-type="string">
            <text:p text:style-name="P67">Sí</text:p>
          </table:table-cell>
        </table:table-row>
        <table:table-row>
          <table:covered-table-cell/>
          <table:table-cell table:style-name="Table14.B22" office:value-type="string">
            <text:p text:style-name="P31">¿El contenido no es ofensivo, confuso o abre la puerta a demandas?</text:p>
          </table:table-cell>
          <table:table-cell table:style-name="Table14.C22" office:value-type="string">
            <text:p text:style-name="P67">Sí</text:p>
          </table:table-cell>
        </table:table-row>
        <table:table-row>
          <table:covered-table-cell/>
          <table:table-cell table:style-name="Table14.B22" office:value-type="string">
            <text:p text:style-name="P27"><text:span text:style-name="T28">¿El contenido no infringe derechos de autor o nombres </text:span><text:soft-page-break/><text:span text:style-name="T28">comerciales existentes?</text:span></text:p>
          </table:table-cell>
          <table:table-cell table:style-name="Table14.C22" office:value-type="string">
            <text:p text:style-name="P67">Sí</text:p>
          </table:table-cell>
        </table:table-row>
        <table:table-row>
          <table:covered-table-cell/>
          <table:table-cell table:style-name="Table14.B22" office:value-type="string">
            <text:p text:style-name="P27"><text:span text:style-name="T28">¿El contenido incluye vínculos internos que complementan</text:span><text:span text:style-name="T29"> el contenido existente? ¿Los vínculos son correctos?</text:span></text:p>
          </table:table-cell>
          <table:table-cell table:style-name="Table14.C22" office:value-type="string">
            <text:p text:style-name="P67">Sí</text:p>
          </table:table-cell>
        </table:table-row>
        <table:table-row>
          <table:covered-table-cell/>
          <table:table-cell table:style-name="Table14.B44" office:value-type="string">
            <text:p text:style-name="P27"><text:span text:style-name="T29">¿El estilo estético del contenido </text:span><text:span text:style-name="T31">no </text:span><text:span text:style-name="T29">entra en confl</text:span><text:span text:style-name="T30">i</text:span><text:span text:style-name="T29">cto con el estilo estético de la interfaz?</text:span></text:p>
          </table:table-cell>
          <table:table-cell table:style-name="Table14.C44" office:value-type="string">
            <text:p text:style-name="P67">Sí</text:p>
          </table:table-cell>
        </table:table-row>
        <table:table-row>
          <table:table-cell table:style-name="Table14.A2" office:value-type="float" office:value="0">
            <text:p text:style-name="P54">Página evaluada</text:p>
          </table:table-cell>
          <table:table-cell table:style-name="Table14.B24" table:number-columns-spanned="2" office:value-type="string">
            <text:p text:style-name="P75">psicologoPerfil.html</text:p>
          </table:table-cell>
          <table:covered-table-cell/>
        </table:table-row>
        <table:table-row>
          <table:table-cell table:style-name="Table14.A2" table:number-rows-spanned="10" office:value-type="float" office:value="0">
            <text:p text:style-name="P50">Preguntas</text:p>
          </table:table-cell>
          <table:table-cell table:style-name="Table14.B44" office:value-type="string">
            <text:p text:style-name="P31">¿La información es realmente precisa?</text:p>
          </table:table-cell>
          <table:table-cell table:style-name="Table14.C44" office:value-type="string">
            <text:p text:style-name="P67">Sí</text:p>
          </table:table-cell>
        </table:table-row>
        <table:table-row>
          <table:covered-table-cell/>
          <table:table-cell table:style-name="Table14.B44" office:value-type="string">
            <text:p text:style-name="P31">¿La información es concisa y puntual?</text:p>
          </table:table-cell>
          <table:table-cell table:style-name="Table14.C44" office:value-type="string">
            <text:p text:style-name="P67">Sí</text:p>
          </table:table-cell>
        </table:table-row>
        <table:table-row>
          <table:covered-table-cell/>
          <table:table-cell table:style-name="Table14.B44" office:value-type="string">
            <text:p text:style-name="P33">¿La disposición del contenido es fácil de comprender para el usuario?</text:p>
          </table:table-cell>
          <table:table-cell table:style-name="Table14.C44" office:value-type="string">
            <text:p text:style-name="P67">Sí</text:p>
          </table:table-cell>
        </table:table-row>
        <table:table-row>
          <table:covered-table-cell/>
          <table:table-cell table:style-name="Table14.B44" office:value-type="string">
            <text:p text:style-name="P33">¿La información situada dentro de un objeto de contenido puede encontrarse con facilidad?</text:p>
          </table:table-cell>
          <table:table-cell table:style-name="Table14.C44" office:value-type="string">
            <text:p text:style-name="P67">Sí</text:p>
          </table:table-cell>
        </table:table-row>
        <table:table-row>
          <table:covered-table-cell/>
          <table:table-cell table:style-name="Table14.B44" office:value-type="string">
            <text:p text:style-name="P31">¿Se proporcionaron referencias adecuadas para toda la información derivada de otras fuentes?</text:p>
          </table:table-cell>
          <table:table-cell table:style-name="Table14.C44" office:value-type="string">
            <text:p text:style-name="P69">No aplica</text:p>
          </table:table-cell>
        </table:table-row>
        <table:table-row>
          <table:covered-table-cell/>
          <table:table-cell table:style-name="Table14.B44" office:value-type="string">
            <text:p text:style-name="P35">¿La información presentada es consistente con la información presentada en otros objetos de contenido?</text:p>
          </table:table-cell>
          <table:table-cell table:style-name="Table14.C44" office:value-type="string">
            <text:p text:style-name="P67">Sí</text:p>
          </table:table-cell>
        </table:table-row>
        <table:table-row>
          <table:covered-table-cell/>
          <table:table-cell table:style-name="Table14.B44" office:value-type="string">
            <text:p text:style-name="P31">¿El contenido no es ofensivo, confuso o abre la puerta a demandas?</text:p>
          </table:table-cell>
          <table:table-cell table:style-name="Table14.C44" office:value-type="string">
            <text:p text:style-name="P67">Sí</text:p>
          </table:table-cell>
        </table:table-row>
        <table:table-row>
          <table:covered-table-cell/>
          <table:table-cell table:style-name="Table14.B44" office:value-type="string">
            <text:p text:style-name="P31">¿El contenido no infringe derechos de autor o nombres comerciales existentes?</text:p>
          </table:table-cell>
          <table:table-cell table:style-name="Table14.C44" office:value-type="string">
            <text:p text:style-name="P67">Sí</text:p>
          </table:table-cell>
        </table:table-row>
        <table:table-row>
          <table:covered-table-cell/>
          <table:table-cell table:style-name="Table14.B44" office:value-type="string">
            <text:p text:style-name="P27"><text:span text:style-name="T28">¿El contenido incluye vínculos internos que complementan</text:span><text:span text:style-name="T29"> el contenido existente? ¿Los vínculos son correctos?</text:span></text:p>
          </table:table-cell>
          <table:table-cell table:style-name="Table14.C44" office:value-type="string">
            <text:p text:style-name="P67">Sí</text:p>
          </table:table-cell>
        </table:table-row>
        <table:table-row>
          <table:covered-table-cell/>
          <table:table-cell table:style-name="Table14.B44" office:value-type="string">
            <text:p text:style-name="P27"><text:span text:style-name="T29">¿El estilo estético del contenido </text:span><text:span text:style-name="T31">no </text:span><text:span text:style-name="T29">entra en confl</text:span><text:span text:style-name="T30">i</text:span><text:span text:style-name="T29">cto con el estilo estético de la interfaz?</text:span></text:p>
          </table:table-cell>
          <table:table-cell table:style-name="Table14.C44" office:value-type="string">
            <text:p text:style-name="P67">Sí</text:p>
          </table:table-cell>
        </table:table-row>
        <table:table-row>
          <table:table-cell table:style-name="Table14.A2" office:value-type="float" office:value="0">
            <text:p text:style-name="P54">Página evaluada</text:p>
          </table:table-cell>
          <table:table-cell table:style-name="Table14.B35" table:number-columns-spanned="2" office:value-type="string">
            <text:p text:style-name="P75">psicologosModificar.html ó <text:span text:style-name="T38">registroPsicologo.html (muy similares)</text:span></text:p>
          </table:table-cell>
          <table:covered-table-cell/>
        </table:table-row>
        <table:table-row>
          <table:table-cell table:style-name="Table14.A2" table:number-rows-spanned="10" office:value-type="float" office:value="0">
            <text:p text:style-name="P50">Preguntas</text:p>
          </table:table-cell>
          <table:table-cell table:style-name="Table14.B44" office:value-type="string">
            <text:p text:style-name="P31">¿La información es realmente precisa?</text:p>
          </table:table-cell>
          <table:table-cell table:style-name="Table14.C44" office:value-type="string">
            <text:p text:style-name="P67">Sí</text:p>
          </table:table-cell>
        </table:table-row>
        <table:table-row>
          <table:covered-table-cell/>
          <table:table-cell table:style-name="Table14.B44" office:value-type="string">
            <text:p text:style-name="P31">¿La información es concisa y puntual?</text:p>
          </table:table-cell>
          <table:table-cell table:style-name="Table14.C44" office:value-type="string">
            <text:p text:style-name="P67">Sí</text:p>
          </table:table-cell>
        </table:table-row>
        <table:table-row>
          <table:covered-table-cell/>
          <table:table-cell table:style-name="Table14.B44" office:value-type="string">
            <text:p text:style-name="P33">¿La disposición del contenido es fácil de comprender para el usuario?</text:p>
          </table:table-cell>
          <table:table-cell table:style-name="Table14.C44" office:value-type="string">
            <text:p text:style-name="P67">Sí</text:p>
          </table:table-cell>
        </table:table-row>
        <table:table-row>
          <table:covered-table-cell/>
          <table:table-cell table:style-name="Table14.B44" office:value-type="string">
            <text:p text:style-name="P33">¿La información situada dentro de un objeto de contenido puede encontrarse con facilidad?</text:p>
          </table:table-cell>
          <table:table-cell table:style-name="Table14.C44" office:value-type="string">
            <text:p text:style-name="P67">Sí</text:p>
          </table:table-cell>
        </table:table-row>
        <table:table-row>
          <table:covered-table-cell/>
          <table:table-cell table:style-name="Table14.B44" office:value-type="string">
            <text:p text:style-name="P31">¿Se proporcionaron referencias adecuadas para toda la información derivada de otras fuentes?</text:p>
          </table:table-cell>
          <table:table-cell table:style-name="Table14.C44" office:value-type="string">
            <text:p text:style-name="P69">No aplica</text:p>
          </table:table-cell>
        </table:table-row>
        <table:table-row>
          <table:covered-table-cell/>
          <table:table-cell table:style-name="Table14.B44" office:value-type="string">
            <text:p text:style-name="P35">¿La información presentada es consistente con la información presentada en otros objetos de contenido?</text:p>
          </table:table-cell>
          <table:table-cell table:style-name="Table14.C44" office:value-type="string">
            <text:p text:style-name="P67">Sí</text:p>
          </table:table-cell>
        </table:table-row>
        <table:table-row>
          <table:covered-table-cell/>
          <table:table-cell table:style-name="Table14.B44" office:value-type="string">
            <text:p text:style-name="P31">¿El contenido no es ofensivo, confuso o abre la puerta a demandas?</text:p>
          </table:table-cell>
          <table:table-cell table:style-name="Table14.C44" office:value-type="string">
            <text:p text:style-name="P67">Sí</text:p>
          </table:table-cell>
        </table:table-row>
        <table:table-row>
          <table:covered-table-cell/>
          <table:table-cell table:style-name="Table14.B44" office:value-type="string">
            <text:p text:style-name="P31">¿El contenido no infringe derechos de autor o nombres comerciales existentes?</text:p>
          </table:table-cell>
          <table:table-cell table:style-name="Table14.C44" office:value-type="string">
            <text:p text:style-name="P67">Sí</text:p>
          </table:table-cell>
        </table:table-row>
        <table:table-row>
          <table:covered-table-cell/>
          <table:table-cell table:style-name="Table14.B44" office:value-type="string">
            <text:p text:style-name="P27"><text:span text:style-name="T28">¿El contenido incluye vínculos internos que complementan</text:span><text:span text:style-name="T29"> el contenido existente? ¿Los vínculos son correctos?</text:span></text:p>
          </table:table-cell>
          <table:table-cell table:style-name="Table14.C44" office:value-type="string">
            <text:p text:style-name="P67">Sí</text:p>
          </table:table-cell>
        </table:table-row>
        <table:table-row>
          <table:covered-table-cell/>
          <table:table-cell table:style-name="Table14.B45" office:value-type="string">
            <text:p text:style-name="P27"><text:span text:style-name="T29">¿El estilo estético del contenido </text:span><text:span text:style-name="T31">no </text:span><text:span text:style-name="T29">entra en confl</text:span><text:span text:style-name="T30">i</text:span><text:span text:style-name="T29">cto con el estilo estético de la interfaz?</text:span></text:p>
          </table:table-cell>
          <table:table-cell table:style-name="Table14.C45" office:value-type="string">
            <text:p text:style-name="P67">Sí</text:p>
          </table:table-cell>
        </table:table-row>
      </table:table>
      <text:p text:style-name="P11"/>
      <text:p text:style-name="P11"/>
      <text:p text:style-name="P11"/>
      <text:p text:style-name="P10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1:13:52.567758718</meta:creation-date>
    <meta:generator>LibreOffice/4.2.8.2$Linux_X86_64 LibreOffice_project/420m0$Build-2</meta:generator>
    <dc:date>2017-12-31T07:53:33.327089923</dc:date>
    <meta:editing-duration>PT5H46M24S</meta:editing-duration>
    <meta:editing-cycles>162</meta:editing-cycles>
    <meta:document-statistic meta:table-count="14" meta:image-count="0" meta:object-count="0" meta:page-count="12" meta:paragraph-count="305" meta:word-count="1629" meta:character-count="11117" meta:non-whitespace-character-count="9786"/>
  </office:meta>
</office:document-meta>
</file>